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6.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74cm"/>
    </style:style>
    <style:style style:name="co5" style:family="table-column">
      <style:table-column-properties fo:break-before="auto" style:column-width="6.717cm"/>
    </style:style>
    <style:style style:name="co6" style:family="table-column">
      <style:table-column-properties fo:break-before="auto" style:column-width="6.745cm"/>
    </style:style>
    <style:style style:name="co7" style:family="table-column">
      <style:table-column-properties fo:break-before="auto" style:column-width="6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Votar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table:style-name="ce1" office:value-type="string">
            <text:p>Resultados obtenidos</text:p>
          </table:table-cell>
          <table:table-cell table:style-name="ce1" office:value-type="string">
            <text:p>Aparecen las tendencias con sus fotografías y se guarda el voto en el SeC.</text:p>
          </table:table-cell>
        </table:table-row>
        <table:table-row table:style-name="ro2">
          <table:table-cell table:style-name="ce1" office:value-type="string">
            <text:p>Resultados esperados</text:p>
          </table:table-cell>
          <table:table-cell table:style-name="ce1" office:value-type="string">
            <text:p>Aparecen las tendencias con sus fotografías y se guarda el voto en el SeC.</text:p>
          </table:table-cell>
        </table:table-row>
        <table:table-row table:style-name="ro3">
          <table:table-cell office:value-type="string">
            <text:p>Votación – Plebiscito</text:p>
          </table:table-cell>
          <table:table-cell office:value-type="string">
            <text:p>TendenciaPrueba1</text:p>
          </table:table-cell>
        </table:table-row>
        <table:table-row table:style-name="ro1">
          <table:table-cell/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Escoger una opción</text:p>
          </table:table-cell>
          <table:table-cell office:value-type="string">
            <text:p>TendenciaPrueba1</text:p>
          </table:table-cell>
        </table:table-row>
        <table:table-row table:style-name="ro1">
          <table:table-cell office:value-type="string">
            <text:p>Votar</text:p>
          </table:table-cell>
          <table:table-cell office:value-type="string">
            <text:p>Voto realiz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Aparecen las tendencias con sus fotografías y se guarda el voto en el SeC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Aparecen las tendencias con sus fotografías y se guarda el voto en el SeC.</text:p>
          </table:table-cell>
        </table:table-row>
        <table:table-row table:style-name="ro1">
          <table:table-cell office:value-type="string">
            <text:p>Votación – Plebiscito</text:p>
          </table:table-cell>
          <table:table-cell office:value-type="string">
            <text:p>TendenciaPrueba1</text:p>
          </table:table-cell>
        </table:table-row>
        <table:table-row table:style-name="ro1">
          <table:table-cell/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Escoger una opción</text:p>
          </table:table-cell>
          <table:table-cell office:value-type="string">
            <text:p>Voto realizado</text:p>
          </table:table-cell>
        </table:table-row>
        <table:table-row table:style-name="ro1">
          <table:table-cell office:value-type="string">
            <text:p>Vot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el voto en blanco.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Aparecen las tendencias con sus fotografías, pero no se guarda el voto en blanco en el SeC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Aparecen las tendencias con sus fotografías y se guarda el voto en blanco en el SeC.</text:p>
          </table:table-cell>
        </table:table-row>
        <table:table-row table:style-name="ro1">
          <table:table-cell office:value-type="string">
            <text:p>Votación – Plebiscito</text:p>
          </table:table-cell>
          <table:table-cell office:value-type="string">
            <text:p>TendenciaPrueba1</text:p>
          </table:table-cell>
        </table:table-row>
        <table:table-row table:style-name="ro1">
          <table:table-cell/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Votar</text:p>
          </table:table-cell>
          <table:table-cell office:value-type="string">
            <text:p>No se pudo realizar el voto en blanco.</text:p>
          </table:table-cell>
        </table:table-row>
        <table:table-row table:style-name="ro3" table:number-rows-repeated="1048550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otar - ESCExcepcional01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muestra el mensaje de error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No se muestra la ventana de error y no se realiza ningun cambio en el SeC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1" office:value-type="string">
            <text:p>Se muestra la ventana de error y no se realiza ningun cambio en el SeC</text:p>
          </table:table-cell>
        </table:table-row>
        <table:table-row table:style-name="ro1">
          <table:table-cell office:value-type="string">
            <text:p>Votación – Plebiscito</text:p>
          </table:table-cell>
          <table:table-cell office:value-type="string">
            <text:p>TendenciaPrueba1</text:p>
          </table:table-cell>
        </table:table-row>
        <table:table-row table:style-name="ro1">
          <table:table-cell/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Escoger una opción</text:p>
          </table:table-cell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Votar</text:p>
          </table:table-cell>
          <table:table-cell office:value-type="string">
            <text:p>No se muestra el mensaje de err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muestra el mensaje de error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No se muestra la ventana de error y no se realiza ningun cambio en el SeC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1" office:value-type="string">
            <text:p>Se muestra la ventana de error y no se realiza ningun cambio en el SeC</text:p>
          </table:table-cell>
        </table:table-row>
        <table:table-row table:style-name="ro1">
          <table:table-cell office:value-type="string">
            <text:p>Votación – Plebiscito</text:p>
          </table:table-cell>
          <table:table-cell office:value-type="string">
            <text:p>TendenciaPrueba1</text:p>
          </table:table-cell>
        </table:table-row>
        <table:table-row table:style-name="ro1">
          <table:table-cell/>
          <table:table-cell office:value-type="string">
            <text:p>TendenciaPrueba2</text:p>
          </table:table-cell>
        </table:table-row>
        <table:table-row table:style-name="ro1">
          <table:table-cell office:value-type="string">
            <text:p>Votar</text:p>
          </table:table-cell>
          <table:table-cell office:value-type="string">
            <text:p>No se muestra el mensaje de error</text:p>
          </table:table-cell>
        </table:table-row>
        <table:table-row table:style-name="ro3" table:number-rows-repeated="14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otar - ESCAlternativo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>
            <text:p>CP-01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Desplegar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3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 table:number-rows-repeated="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otar - ESCExcepcional02" table:style-name="ta1" table:print="false">
        <table:table-column table:style-name="co1" table:default-cell-style-name="Default"/>
        <table:table-column table:style-name="co7" table:default-cell-style-name="Default"/>
        <table:table-row table:style-name="ro3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Escoger una op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CP-02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o se pudo realizar la prueba</text:p>
          </table:table-cell>
        </table:table-row>
        <table:table-row table:style-name="ro3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/>
        </table:table-row>
        <table:table-row table:style-name="ro3">
          <table:table-cell office:value-type="string">
            <text:p>Votación</text:p>
          </table:table-cell>
          <table:table-cell/>
        </table:table-row>
        <table:table-row table:style-name="ro3">
          <table:table-cell office:value-type="string">
            <text:p>Votar</text:p>
          </table:table-cell>
          <table:table-cell/>
        </table:table-row>
        <table:table-row table:style-name="ro3" table:number-rows-repeated="16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3:26:46.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47:52</meta:creation-date>
    <meta:editing-duration>PT1H56M19S</meta:editing-duration>
    <meta:editing-cycles>26</meta:editing-cycles>
    <meta:generator>LibreOffice/4.0.4.2$Windows_x86 LibreOffice_project/9e9821abd0ffdbc09cd8c52eaa574fa09eb08f2</meta:generator>
    <meta:initial-creator>Ariel Mora</meta:initial-creator>
    <dc:date>2013-06-23T23:32:16.42</dc:date>
    <meta:document-statistic meta:table-count="4" meta:cell-count="105" meta:object-count="0"/>
    <meta:user-defined meta:name="Info 1"/>
    <meta:user-defined meta:name="Info 2"/>
    <meta:user-defined meta:name="Info 3"/>
    <meta:user-defined meta:name="Info 4"/>
  </office:meta>
</office:document-meta>
</file>